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Inter" svg:font-family="Inter"/>
    <style:font-face style:name="Lohit Devanagari1" svg:font-family="'Lohit Devanagari'"/>
    <style:font-face style:name="Menlo" svg:font-family="Menl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730a5" officeooo:paragraph-rsid="000730a5" style:font-weight-asian="bold" style:font-weight-complex="bold"/>
    </style:style>
    <style:style style:name="P2" style:family="paragraph" style:parent-style-name="Standard">
      <style:text-properties officeooo:rsid="000b29ee" officeooo:paragraph-rsid="000b29ee"/>
    </style:style>
    <style:style style:name="P3" style:family="paragraph" style:parent-style-name="Standard">
      <style:text-properties officeooo:rsid="000e81dc" officeooo:paragraph-rsid="000e81dc"/>
    </style:style>
    <style:style style:name="P4" style:family="paragraph" style:parent-style-name="Standard">
      <style:text-properties officeooo:rsid="001093b2" officeooo:paragraph-rsid="001093b2"/>
    </style:style>
    <style:style style:name="P5" style:family="paragraph" style:parent-style-name="Standard">
      <style:text-properties officeooo:rsid="0021b3dc" officeooo:paragraph-rsid="0021b3dc"/>
    </style:style>
    <style:style style:name="P6" style:family="paragraph" style:parent-style-name="Standard">
      <style:text-properties fo:color="#000000" officeooo:rsid="001093b2" officeooo:paragraph-rsid="001093b2"/>
    </style:style>
    <style:style style:name="P7" style:family="paragraph" style:parent-style-name="Standard">
      <style:text-properties fo:color="#000000" officeooo:rsid="0018a4d8" officeooo:paragraph-rsid="0018a4d8"/>
    </style:style>
    <style:style style:name="P8" style:family="paragraph" style:parent-style-name="Standard">
      <style:text-properties fo:color="#000000" officeooo:rsid="001dace6" officeooo:paragraph-rsid="001dace6"/>
    </style:style>
    <style:style style:name="P9" style:family="paragraph" style:parent-style-name="Standard">
      <style:text-properties fo:color="#000000" officeooo:rsid="0021b3dc" officeooo:paragraph-rsid="0021b3dc"/>
    </style:style>
    <style:style style:name="P10" style:family="paragraph" style:parent-style-name="Standard">
      <style:text-properties officeooo:rsid="0028d4fa" officeooo:paragraph-rsid="0028d4fa"/>
    </style:style>
    <style:style style:name="P11" style:family="paragraph" style:parent-style-name="Text_20_body">
      <style:text-properties fo:font-variant="normal" fo:text-transform="none" fo:color="#50596c" style:font-name="Calibri" fo:font-size="12pt" fo:letter-spacing="normal" fo:font-style="normal" fo:font-weight="normal" officeooo:rsid="000b29ee" officeooo:paragraph-rsid="000b29ee" fo:background-color="#fffffe"/>
    </style:style>
    <style:style style:name="P12" style:family="paragraph" style:parent-style-name="Text_20_body">
      <style:text-properties fo:font-variant="normal" fo:text-transform="none" fo:color="#50596c" style:font-name="Calibri" fo:font-size="12pt" fo:letter-spacing="normal" fo:font-style="normal" fo:font-weight="normal" officeooo:rsid="000e81dc" officeooo:paragraph-rsid="000e81dc" fo:background-color="#fffffe"/>
    </style:style>
    <style:style style:name="P13" style:family="paragraph" style:parent-style-name="Text_20_body">
      <style:text-properties fo:font-variant="normal" fo:text-transform="none" fo:color="#50596c" fo:letter-spacing="normal" officeooo:paragraph-rsid="0028d4fa"/>
    </style:style>
    <style:style style:name="P14" style:family="paragraph" style:parent-style-name="Text_20_body">
      <style:text-properties fo:font-variant="normal" fo:text-transform="none" fo:color="#000000" style:font-name="Inter" fo:font-size="12pt" fo:letter-spacing="normal" fo:font-style="normal" fo:font-weight="normal" officeooo:rsid="001093b2" officeooo:paragraph-rsid="001093b2"/>
    </style:style>
    <style:style style:name="P15" style:family="paragraph" style:parent-style-name="Text_20_body">
      <style:text-properties fo:font-variant="normal" fo:text-transform="none" fo:color="#000000" style:font-name="Inter" fo:font-size="12pt" fo:letter-spacing="normal" fo:font-style="normal" fo:font-weight="normal" officeooo:rsid="0018a4d8" officeooo:paragraph-rsid="0018a4d8"/>
    </style:style>
    <style:style style:name="P16" style:family="paragraph" style:parent-style-name="Text_20_body">
      <style:text-properties fo:font-variant="normal" fo:text-transform="none" fo:color="#000000" style:font-name="Inter" fo:font-size="12pt" fo:letter-spacing="normal" fo:font-style="normal" fo:font-weight="normal" officeooo:rsid="001dace6" officeooo:paragraph-rsid="001dace6"/>
    </style:style>
    <style:style style:name="P17" style:family="paragraph" style:parent-style-name="Text_20_body">
      <style:text-properties fo:font-variant="normal" fo:text-transform="none" fo:color="#000000" style:font-name="Inter" fo:font-size="12pt" fo:letter-spacing="normal" fo:font-style="normal" fo:font-weight="normal" officeooo:rsid="0021b3dc" officeooo:paragraph-rsid="0021b3dc"/>
    </style:style>
    <style:style style:name="P18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50596c" style:font-name="Calibri" fo:font-size="12pt" fo:letter-spacing="normal" fo:font-style="normal" fo:font-weight="normal" fo:background-color="#fffff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50596c" style:font-name="Calibri" fo:font-size="12pt" fo:letter-spacing="normal" fo:font-style="normal" fo:font-weight="normal" fo:background-color="#fffffe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50596c" style:font-name="Calibri" fo:font-size="12pt" fo:letter-spacing="normal" fo:font-style="normal" fo:font-weight="normal" officeooo:rsid="0036d021" officeooo:paragraph-rsid="0036d021" fo:background-color="#fffff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50596c" fo:letter-spacing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50596c" fo:letter-spacing="normal" officeooo:paragraph-rsid="002ca804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normal" fo:background-color="#fffffe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bold" fo:background-color="#fffffe"/>
    </style:style>
    <style:style style:name="P25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bold" officeooo:paragraph-rsid="002ca804" fo:background-color="#fffffe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36d021" officeooo:paragraph-rsid="0036d021" fo:background-color="#fffffe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3bfe19" officeooo:paragraph-rsid="003bfe19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3fbead" officeooo:paragraph-rsid="003fbead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406360" officeooo:paragraph-rsid="00406360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435727" officeooo:paragraph-rsid="00435727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496dea" officeooo:paragraph-rsid="00496dea"/>
    </style:style>
    <style:style style:name="P3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4ad08f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4ad08f" officeooo:paragraph-rsid="004ad08f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5922fa" officeooo:paragraph-rsid="005922fa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5c4b2d" officeooo:paragraph-rsid="005c4b2d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5ed714" officeooo:paragraph-rsid="005ed714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fo:font-weight="normal" officeooo:rsid="006340c4" officeooo:paragraph-rsid="006340c4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style:text-underline-style="none" fo:font-weight="normal" officeooo:rsid="004ad08f" officeooo:paragraph-rsid="004ad08f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Inter" fo:font-size="12pt" fo:letter-spacing="normal" fo:font-style="normal" style:text-underline-style="none" fo:font-weight="normal" officeooo:rsid="004f6189" officeooo:paragraph-rsid="004f6189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officeooo:rsid="0036d021" officeooo:paragraph-rsid="0036d021" fo:background-color="#fffffe"/>
    </style:style>
    <style:style style:name="P43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1188" style:font-name="Menlo" fo:font-size="12pt" fo:letter-spacing="normal" fo:font-style="normal" fo:font-weight="normal" fo:background-color="#fffffe"/>
    </style:style>
    <style:style style:name="P44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1188" fo:letter-spacing="normal" fo:background-color="#fffffe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officeooo:rsid="003bfe19" officeooo:paragraph-rsid="003bfe19"/>
    </style:style>
    <style:style style:name="P4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officeooo:rsid="003fbead" officeooo:paragraph-rsid="003fbead"/>
    </style:style>
    <style:style style:name="P4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color="#000000" officeooo:rsid="00406360" officeooo:paragraph-rsid="00406360"/>
    </style:style>
    <style:style style:name="P4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2ef3c0" officeooo:paragraph-rsid="002ef3c0"/>
    </style:style>
    <style:style style:name="T1" style:family="text">
      <style:text-properties style:font-name="Menlo" fo:font-size="12pt" fo:font-style="normal" fo:font-weight="normal"/>
    </style:style>
    <style:style style:name="T2" style:family="text">
      <style:text-properties fo:color="#0000ff" style:font-name="Menlo"/>
    </style:style>
    <style:style style:name="T3" style:family="text">
      <style:text-properties fo:color="#0000ff" style:font-name="Menlo" fo:font-size="12pt" fo:font-style="normal" fo:font-weight="normal" officeooo:rsid="0028d4fa" fo:background-color="#fffffe" loext:char-shading-value="0"/>
    </style:style>
    <style:style style:name="T4" style:family="text">
      <style:text-properties fo:color="#000000" style:font-name="Menlo"/>
    </style:style>
    <style:style style:name="T5" style:family="text">
      <style:text-properties fo:color="#000000" style:font-name="Menlo" fo:font-size="12pt" fo:font-style="normal" fo:font-weight="normal" officeooo:rsid="0028d4fa" fo:background-color="#fffffe" loext:char-shading-value="0"/>
    </style:style>
    <style:style style:name="T6" style:family="text">
      <style:text-properties officeooo:rsid="001093b2"/>
    </style:style>
    <style:style style:name="T7" style:family="text">
      <style:text-properties officeooo:rsid="00156749"/>
    </style:style>
    <style:style style:name="T8" style:family="text">
      <style:text-properties officeooo:rsid="0028d4fa"/>
    </style:style>
    <style:style style:name="T9" style:family="text">
      <style:text-properties fo:font-variant="normal" fo:text-transform="none" fo:color="#50596c" fo:letter-spacing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style:font-name="Inter" fo:font-size="12pt" fo:font-style="normal" fo:font-weight="normal"/>
    </style:style>
    <style:style style:name="T12" style:family="text">
      <style:text-properties officeooo:rsid="00398d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# Create <text:span text:style-name="T6">windows </text:span>VM</text:p>
      <text:p text:style-name="P2"/>
      <text:p text:style-name="P11"><text:span text:style-name="T2">1. </text:span><text:span text:style-name="T4">Choose Create a resource in the upper left-hand corner of the Azure portal.</text:span></text:p>
      <text:p text:style-name="P18"><text:span text:style-name="T2">2. </text:span><text:span text:style-name="T4">In the search box above the list of Azure Marketplace resources, search for Windows Server 2019</text:span></text:p>
      <text:p text:style-name="P23">datacenter. After locating the image, click Create.</text:p>
      <text:p text:style-name="P18"><text:span text:style-name="T2">3. </text:span><text:span text:style-name="T4">In the Basics tab, under Project details, make sure the correct subscription is selected and then</text:span></text:p>
      <text:p text:style-name="P23">choose to Create new resource group. Type myResourceGroup for the name.</text:p>
      <text:p text:style-name="P18"><text:span text:style-name="T2">4. </text:span><text:span text:style-name="T4">Under Instance details, type myVM for the Virtual machine name and choose East US for your</text:span></text:p>
      <text:p text:style-name="P23">Location. Leave the other defaults.</text:p>
      <text:p text:style-name="P18"><text:span text:style-name="T2">5. </text:span><text:span text:style-name="T4">Under Administrator account, provide a username, such as azureuser and a password. The password</text:span></text:p>
      <text:p text:style-name="P23">must be at least 12 characters long and meet the defined complexity requirements.</text:p>
      <text:p text:style-name="P18"><text:span text:style-name="T2">6. </text:span><text:span text:style-name="T4">Under Inbound port rules, choose Allow selected ports and then select RDP (3389) and HTTP</text:span></text:p>
      <text:p text:style-name="P23">from the drop-down.</text:p>
      <text:p text:style-name="P18"><text:span text:style-name="T2">7. </text:span><text:span text:style-name="T4">Move to the Management tab, and under Monitoring turn Off Boot Diagnostics. This will eliminate</text:span></text:p>
      <text:p text:style-name="P23">validation errors.</text:p>
      <text:p text:style-name="P18"><text:span text:style-name="T2">8. </text:span><text:span text:style-name="T4">Leave the remaining defaults and then select the Review + create button at the bottom of the page.</text:span></text:p>
      <text:p text:style-name="P23">Wait for the validation, then click Create.</text:p>
      <text:p text:style-name="P2"/>
      <text:p text:style-name="P2"/>
      <text:p text:style-name="P3"># Connect to windows VM</text:p>
      <text:p text:style-name="P3"/>
      <text:p text:style-name="P12"><text:span text:style-name="T2">1. </text:span><text:span text:style-name="T4">Select the Connect button on the virtual machine properties page.</text:span></text:p>
      <text:p text:style-name="P18"><text:span text:style-name="T2">2. </text:span><text:span text:style-name="T4">In the Connect to virtual machine page, keep the default options to connect by DNS name over port</text:span></text:p>
      <text:p text:style-name="P23">3389 and click Download RDP file.</text:p>
      <text:p text:style-name="P18"><text:span text:style-name="T2">3. </text:span><text:span text:style-name="T4">Open the downloaded RDP file and select Connect when prompted.</text:span></text:p>
      <text:p text:style-name="P18"><text:span text:style-name="T2">4. </text:span><text:span text:style-name="T4">In the Windows Security window, select More choices and then Use a different account. Type the</text:span></text:p>
      <text:p text:style-name="P23">username as localhost\username, enter password you created for the virtual machine, and then select</text:p>
      <text:p text:style-name="P23"><text:soft-page-break/>OK.</text:p>
      <text:p text:style-name="P18"><text:span text:style-name="T2">5. </text:span><text:span text:style-name="T4">You may receive a certificate warning during the sign-in process. Select Yes or Continue to create the</text:span></text:p>
      <text:p text:style-name="P23">connection.</text:p>
      <text:p text:style-name="P18"><text:span text:style-name="T2">6. </text:span><text:span text:style-name="T4">To observe your VM in action, install the IIS web server. Open a PowerShell prompt on the VM and run</text:span></text:p>
      <text:p text:style-name="P23">the following command:</text:p>
      <text:p text:style-name="P21"/>
      <text:p text:style-name="P43">Install-WindowsFeature -name Web-Server -IncludeManagementTools</text:p>
      <text:p text:style-name="P3"/>
      <text:p text:style-name="P4"># <text:span text:style-name="T7">Create linux VM</text:span></text:p>
      <text:p text:style-name="P4"/>
      <text:p text:style-name="P14">1. In the portal create a Linux machine of your choice.</text:p>
      <text:p text:style-name="P26">2. Choose Password for Authentication type.</text:p>
      <text:p text:style-name="P26">3. Provide a Username and password</text:p>
      <text:p text:style-name="P26">5. Create the VM. Wait for it to deploy.</text:p>
      <text:p text:style-name="P26">6. Access the running VM.</text:p>
      <text:p text:style-name="P26">7. From the Overview blade, click Connect.</text:p>
      <text:p text:style-name="P26">8. Make a note of your login information including user and public IP address.</text:p>
      <text:p text:style-name="P6"/>
      <text:p text:style-name="P7"># Connect to linux VM</text:p>
      <text:p text:style-name="P7"/>
      <text:p text:style-name="P15">1. Open the PuTTY tool.</text:p>
      <text:p text:style-name="P26">2. Enter publicIpAddress is the value you obtained from the Azure portal and click on open.</text:p>
      <text:p text:style-name="P26">3. Enter username and password</text:p>
      <text:p text:style-name="P26">4. Run command as sudo apt-get update -y</text:p>
      <text:p text:style-name="P26">5. Install nginx using command apt-get install nginx</text:p>
      <text:p text:style-name="P26">6. Copy the Public IP address of VM and paste it on browser, you should be able to see Nginx page</text:p>
      <text:p text:style-name="P7"/>
      <text:p text:style-name="P8"># Scale storage of the VM</text:p>
      <text:p text:style-name="P8"/>
      <text:p text:style-name="P16">1. In the portal, go to azure virtual machine for which you want to add data disk</text:p>
      <text:p text:style-name="P26">2. Click on Disks in the left hand panel</text:p>
      <text:p text:style-name="P26">3. Click on "Create and attach new disk"</text:p>
      <text:p text:style-name="P26">4. Provide Disk name, Storage type, Size and click on save</text:p>
      <text:p text:style-name="P26">5. RDP into the window VM and go to Server Manager</text:p>
      <text:p text:style-name="P26">6. Go to file and storage services and click on disk</text:p>
      <text:p text:style-name="P26">7. Select the newly added data disk Right click on the same and click on initilise</text:p>
      <text:p text:style-name="P26">8. Once initialise right click and select add a new volume</text:p>
      <text:p text:style-name="P26"><text:soft-page-break/>9. You will see that data disk is successfully connected.</text:p>
      <text:p text:style-name="P8"/>
      <text:p text:style-name="P9"># Create avalablity sets</text:p>
      <text:p text:style-name="P9"/>
      <text:p text:style-name="P17">1. In the portal serach fo availabilty set</text:p>
      <text:p text:style-name="P26">2. Click on Add at the top left corner of the screen</text:p>
      <text:p text:style-name="P26">3. Select the resource group</text:p>
      <text:p text:style-name="P26">4. Provide the Instance details keep fault and update domain more than 1</text:p>
      <text:p text:style-name="P26">5. Click on Review + Create</text:p>
      <text:p text:style-name="P41"/>
      <text:p text:style-name="P26">Create two virtual machine</text:p>
      <text:p text:style-name="P26">1. Fill all the details as per previous labs except availablity options</text:p>
      <text:p text:style-name="P26">2. Select availbilty set for availablity options and select the availbilty set we have created</text:p>
      <text:p text:style-name="P26">3. After creation of VM you can see both the VM are created different fault and update domain</text:p>
      <text:p text:style-name="P5"/>
      <text:p text:style-name="P10"># custom script extenstion – install iis</text:p>
      <text:p text:style-name="P10"/>
      <text:p text:style-name="P13"><text:span text:style-name="T3">1. </text:span><text:span text:style-name="T5">Connect (RDP) to your Windows virtual machine</text:span></text:p>
      <text:p text:style-name="P24">Create a PowerShell script file to install the Web Server</text:p>
      <text:p text:style-name="P18"><text:span text:style-name="T2">1. </text:span><text:span text:style-name="T4">Create a file Install_IIS.ps1 on your local machine.</text:span></text:p>
      <text:p text:style-name="P18"><text:span text:style-name="T2">2. </text:span><text:span text:style-name="T4">Edit the file and add this command:</text:span></text:p>
      <text:p text:style-name="P23">Install-WindowsFeature -Name Web-Server</text:p>
      <text:p text:style-name="P21"/>
      <text:p text:style-name="P24">Configure an Extension in the Portal to run the script</text:p>
      <text:p text:style-name="P18"><text:span text:style-name="T2">1. </text:span><text:span text:style-name="T4">In the Azure Portal, access your virtual machine, and select Extensions.</text:span></text:p>
      <text:p text:style-name="P18"><text:span text:style-name="T2">2. </text:span><text:span text:style-name="T4">Click + Add. Take a minute to review the many different extensions that are available.</text:span></text:p>
      <text:p text:style-name="P18"><text:span text:style-name="T2">3. </text:span><text:span text:style-name="T4">Locate the Custom Script Extension resource, select, and click Create.</text:span></text:p>
      <text:p text:style-name="P18"><text:span text:style-name="T2">4. </text:span><text:span text:style-name="T4">Browse to your PowerShell script and upload the file. There will be a notification that the file was</text:span></text:p>
      <text:p text:style-name="P23">uploaded.</text:p>
      <text:p text:style-name="P18"><text:span text:style-name="T2">5. </text:span><text:span text:style-name="T4">Click OK.</text:span></text:p>
      <text:p text:style-name="P18"><text:span text:style-name="T2">6. </text:span><text:span text:style-name="T4">Select your CustomScriptExtension.</text:span></text:p>
      <text:p text:style-name="P18"><text:span text:style-name="T2">7. </text:span><text:span text:style-name="T4">Click View detailed status and verify provisioning succceeded.</text:span></text:p>
      <text:p text:style-name="P22"/>
      <text:p text:style-name="P25">Verify the Web Server was installed</text:p>
      <text:p text:style-name="P18"><text:span text:style-name="T2">1. </text:span><text:span text:style-name="T4">Return to your virtual machine RDP session.</text:span></text:p>
      <text:p text:style-name="P18"><text:span text:style-name="T2">2. </text:span><text:span text:style-name="T4">Verify the Web Server role was installed. This may take a couple of minutes.</text:span></text:p>
      <text:p text:style-name="P23">Get-WindowsFeature -name Web-Server</text:p>
      <text:p text:style-name="P49"><text:soft-page-break/><text:span text:style-name="T8"># custom script extenstion – install </text:span>ngnix</text:p>
      <text:p text:style-name="P45"><text:span text:style-name="T9"/></text:p>
      <text:p text:style-name="P19"><text:span text:style-name="T2">1. </text:span><text:span text:style-name="T4">Create a file Install_web.sh on your local machine.</text:span></text:p>
      <text:p text:style-name="P18"><text:span text:style-name="T2">2. </text:span><text:span text:style-name="T4">Edit the file and add this command:</text:span></text:p>
      <text:p text:style-name="P21"/>
      <text:p text:style-name="P44">    <text:span text:style-name="T1">apt-get update -y</text:span></text:p>
      <text:p text:style-name="P44">    <text:span text:style-name="T1">apt-get install -y nginx</text:span></text:p>
      <text:p text:style-name="P21"/>
      <text:p text:style-name="P24">Configure an Extension in the Portal to run the script</text:p>
      <text:p text:style-name="P18"><text:span text:style-name="T2">1. </text:span><text:span text:style-name="T4">In the Azure Portal, access your virtual machine, and select Extensions.</text:span></text:p>
      <text:p text:style-name="P18"><text:span text:style-name="T2">2. </text:span><text:span text:style-name="T4">Click + Add. Take a minute to review the many different extensions that are available.</text:span></text:p>
      <text:p text:style-name="P18"><text:span text:style-name="T2">3. </text:span><text:span text:style-name="T4">Locate the Custom Script Extension resource, select, and click Create.</text:span></text:p>
      <text:p text:style-name="P18"><text:span text:style-name="T2">4. </text:span><text:span text:style-name="T4">Browse to your shell script and upload the file. There will be a notification that the file was</text:span></text:p>
      <text:p text:style-name="P23">uploaded.</text:p>
      <text:p text:style-name="P18"><text:span text:style-name="T2">5. </text:span><text:span text:style-name="T4">For command give sh "scriptname.sh"</text:span></text:p>
      <text:p text:style-name="P18"><text:span text:style-name="T2">6. </text:span><text:span text:style-name="T4">Click OK.</text:span></text:p>
      <text:p text:style-name="P18"><text:span text:style-name="T2">7. </text:span><text:span text:style-name="T4">Select your CustomScriptExtension.</text:span></text:p>
      <text:p text:style-name="P18"><text:span text:style-name="T2">8. </text:span><text:span text:style-name="T4">Click View detailed status and verify provisioning succceeded.</text:span></text:p>
      <text:p text:style-name="P21"/>
      <text:p text:style-name="P24">Verify the Web Server was installed</text:p>
      <text:p text:style-name="P18"><text:span text:style-name="T2">1. </text:span><text:span text:style-name="T4">Copy the IP address, open new browser and paste it, hit enter</text:span></text:p>
      <text:p text:style-name="P18"><text:span text:style-name="T4"/></text:p>
      <text:p text:style-name="P20"><text:span text:style-name="T4"># create an application gateway</text:span></text:p>
      <text:p text:style-name="P20"><text:span text:style-name="T4"/></text:p>
      <text:p text:style-name="P27">1. Create two VM</text:p>
      <text:p text:style-name="P26">2. RDP in VM1 and Install IIS</text:p>
      <text:p text:style-name="P26">3. Navigate to C/inetpub/wwwRoot</text:p>
      <text:p text:style-name="P26">4. Create folder as Image</text:p>
      <text:p text:style-name="P26">5. Repeat the same step for VM2 and create a folder as Vedio</text:p>
      <text:p text:style-name="P26">6. Search for Application Gateway resource and click on Add</text:p>
      <text:p text:style-name="P26">7. On Basics Tab provide the following information:</text:p>
      <text:p text:style-name="P26">- Resource Group – Select the resource group from the drop down</text:p>
      <text:p text:style-name="P26">- Give application gateway a meaningful name</text:p>
      <text:p text:style-name="P26">- Select the Region from drop down and select tier as “Standard V2”</text:p>
      <text:p text:style-name="P26">- Give Minimum instances as 1 and Maximum as 3</text:p>
      <text:p text:style-name="P26">- For Availability zone select all the zones</text:p>
      <text:p text:style-name="P26">- Select Virtual Network from the drop-down</text:p>
      <text:p text:style-name="P26">- Select the Subnet – Please note there has to be separate subnet for Application Gateway</text:p>
      <text:p text:style-name="P26"><text:soft-page-break/>- Create Front-end IP</text:p>
      <text:p text:style-name="P26">9. Add Backend</text:p>
      <text:p text:style-name="P26">10. Provide Configuratio<text:span text:style-name="T12">n</text:span></text:p>
      <text:p text:style-name="P42"/>
      <text:p text:style-name="P46"><text:span text:style-name="T10"># Create Vnet</text:span></text:p>
      <text:p text:style-name="P46"><text:span text:style-name="T10"/></text:p>
      <text:p text:style-name="P28">1. Sign in the to the Azure portal and search for Virtual Networks.</text:p>
      <text:p text:style-name="P26">2. On the Virtual Networks page, click Add</text:p>
      <text:p text:style-name="P26">- Name: myVNet1.</text:p>
      <text:p text:style-name="P26">- Address:10.1.0.0/16.</text:p>
      <text:p text:style-name="P26">- Subscription: Select your subscription.</text:p>
      <text:p text:style-name="P26">- Resource group: Select new or choose an existing resource group</text:p>
      <text:p text:style-name="P26">- Location - Select your location</text:p>
      <text:p text:style-name="P26">- Subnet - Enter mySubnet1.</text:p>
      <text:p text:style-name="P26">- Subnet - Address range: 10.1.0.0/24</text:p>
      <text:p text:style-name="P26">3. Leave the rest of the default settings and select Create.</text:p>
      <text:p text:style-name="P26">4. Verify your virtual network was created.</text:p>
      <text:p text:style-name="P46"><text:span text:style-name="T10"/></text:p>
      <text:p text:style-name="P46"><text:span text:style-name="T10"># Create NSG</text:span></text:p>
      <text:p text:style-name="P46"><text:span text:style-name="T10"/></text:p>
      <text:p text:style-name="P28">1. Access the Azure Portal.</text:p>
      <text:p text:style-name="P26">2. Search for and access the Network Security Groups blade.</text:p>
      <text:p text:style-name="P26">3. If you have virtual machines, you may already have NSGs. Notice the ability to filter the list.</text:p>
      <text:p text:style-name="P26"># Add a new NSG</text:p>
      <text:p text:style-name="P26">1. + Add a network security group.</text:p>
      <text:p text:style-name="P26">- Name: select a unique name</text:p>
      <text:p text:style-name="P26">- Subscription: select your subscription</text:p>
      <text:p text:style-name="P26">- Resource Group: create new or select an existing resource group</text:p>
      <text:p text:style-name="P26">- Location: your choice</text:p>
      <text:p text:style-name="P26">- Click Create</text:p>
      <text:p text:style-name="P26">2. Wait for the new NSG to deploy.</text:p>
      <text:p text:style-name="P26"># Explore inbound and outbound rules</text:p>
      <text:p text:style-name="P41"/>
      <text:p text:style-name="P26">1. Select your new NSG.</text:p>
      <text:p text:style-name="P26">2. Notice the NSG can be associated with subnets and network interfaces (summary information above</text:p>
      <text:p text:style-name="P26">the rules).</text:p>
      <text:p text:style-name="P26">3. Notice the three inbound and three oubound NSG rules.</text:p>
      <text:p text:style-name="P26">4. Under Settings select Inbound security rules.</text:p>
      <text:p text:style-name="P26">5. Notice you can use Default rules to hide the default rules.</text:p>
      <text:p text:style-name="P26">6. + Add a new inbound security rule.</text:p>
      <text:p text:style-name="P26">7. Click Basic to change to the Advanced mode.</text:p>
      <text:p text:style-name="P26"><text:soft-page-break/>8. Use the Service drop-down to review the predefined services that are available.</text:p>
      <text:p text:style-name="P26">9. When you make a service selection (like HTTPS) the port range (like 443) is automatically populated.</text:p>
      <text:p text:style-name="P41"/>
      <text:p text:style-name="P26"># This makes it easy to configure the rule.</text:p>
      <text:p text:style-name="P26">10. Use the Information icon next to the Priority label to learn how to configure the priority.</text:p>
      <text:p text:style-name="P26">11. Exit the rule without making any changes.</text:p>
      <text:p text:style-name="P26">12. As you have time, review adding an outbound security rule.</text:p>
      <text:p text:style-name="P46"><text:span text:style-name="T10"/></text:p>
      <text:p text:style-name="P47"><text:span text:style-name="T10"># Create DNS Zone</text:span></text:p>
      <text:p text:style-name="P47"><text:span text:style-name="T10"/></text:p>
      <text:p text:style-name="P29">1. Go to DNS zone Service, Click on Add at the top to create new DNS zone</text:p>
      <text:p text:style-name="P26">2. Enter Resource Group name and Domain name. Click on Review and Create</text:p>
      <text:p text:style-name="P26">3. In overview, you can see records for Name Server and State of Authority</text:p>
      <text:p text:style-name="P26">4. Click on Record Set at the top, select record type as A and provide private IP of instance in IP Address field</text:p>
      <text:p text:style-name="P26">5. Record Set is added, Now just make an entry of these Name server in your Domain provider</text:p>
      <text:p text:style-name="P47"><text:span text:style-name="T10"/></text:p>
      <text:p text:style-name="P48"><text:span text:style-name="T10"># Create route tables</text:span></text:p>
      <text:p text:style-name="P48"><text:span text:style-name="T10"/></text:p>
      <text:p text:style-name="P30">1. Access the Azure portal.</text:p>
      <text:p text:style-name="P26">2. On the upper-left side of the screen, select Services, and then navigate to Route tables.</text:p>
      <text:p text:style-name="P26">3. Select + Add.</text:p>
      <text:p text:style-name="P26">- Name: myRouteTablePublic</text:p>
      <text:p text:style-name="P26">- Subscription: select your subscription</text:p>
      <text:p text:style-name="P26">- Resource group: create or select a resource group</text:p>
      <text:p text:style-name="P26">- Location: select your location</text:p>
      <text:p text:style-name="P26">- Virtual network gateway route propagation: Enabled</text:p>
      <text:p text:style-name="P26">4. Select Create.</text:p>
      <text:p text:style-name="P26">5. Wait for the new routing table to be deployed.</text:p>
      <text:p text:style-name="P41"/>
      <text:p text:style-name="P26"># Add a route</text:p>
      <text:p text:style-name="P26">1. Select your new routing table, and then select Routes.</text:p>
      <text:p text:style-name="P26">2. Select + Add.</text:p>
      <text:p text:style-name="P26">- Name: ToPrivateSubnet</text:p>
      <text:p text:style-name="P26">- Address prefix: 10.1.0.0/16</text:p>
      <text:p text:style-name="P26">- Next hop type: Virtual appliance</text:p>
      <text:p text:style-name="P26">- Next hop address: 10.1.2.0</text:p>
      <text:p text:style-name="P26"><text:soft-page-break/>3. Read the information note: Ensure you have IP forwarding enabled on your virtual appliance. You can enable this by navigating to the respective network interface's IP address settings.</text:p>
      <text:p text:style-name="P26">4. Select Create.</text:p>
      <text:p text:style-name="P26">5. Wait for the new route to be deployed.</text:p>
      <text:p text:style-name="P41"/>
      <text:p text:style-name="P26"># Associate a route table to a subnet</text:p>
      <text:p text:style-name="P26">1. Navigate to the subnet you want to associate with the routing table.</text:p>
      <text:p text:style-name="P26">2. Select Route table.</text:p>
      <text:p text:style-name="P26">3. Select your new routing table, myRouteTablePublic.</text:p>
      <text:p text:style-name="P26">4. Save your changes.</text:p>
      <text:p text:style-name="P31"/>
      <text:p text:style-name="P31"># Create load balencer</text:p>
      <text:p text:style-name="P31"/>
      <text:p text:style-name="P31">1. Create two virtual networks in us-east region (demovm1 and demovm2) in a particular scale set</text:p>
      <text:p text:style-name="P26">2. RDP into VMs and install IIS</text:p>
      <text:p text:style-name="P26">3. Create index.html page with content as on VM respectively and save the hmtl page in C/inetpub/wwwRoot</text:p>
      <text:p text:style-name="P26">```</text:p>
      <text:p text:style-name="P26">&lt;h1&gt;this is VM1 &lt;h1&gt;</text:p>
      <text:p text:style-name="P26">```</text:p>
      <text:p text:style-name="P26">```</text:p>
      <text:p text:style-name="P26">&lt;h1&gt;this is VM2 &lt;h1&gt;</text:p>
      <text:p text:style-name="P26">```</text:p>
      <text:p text:style-name="P26">4. Go to the Public IP of the VM and click on disassociate</text:p>
      <text:p text:style-name="P41"> </text:p>
      <text:p text:style-name="P26">4. Create Public IP Address for load Balancer</text:p>
      <text:p text:style-name="P26">- Search for Public IP addresses, click on add at the top</text:p>
      <text:p text:style-name="P26">- Enter Name and click on Create</text:p>
      <text:p text:style-name="P26">5. Create load balancer</text:p>
      <text:p text:style-name="P26">- Search for Load Balancer, click on add at the top</text:p>
      <text:p text:style-name="P26">- Select the Resource Group from the drop down</text:p>
      <text:p text:style-name="P26">- Enter Name as DemoLB</text:p>
      <text:p text:style-name="P26">- Keep region as the region of VMs</text:p>
      <text:p text:style-name="P26">- For “Type” select Public and SKU as Basic</text:p>
      <text:p text:style-name="P26">- For Public IP select existing and select the public IP from drop down</text:p>
      <text:p text:style-name="P26">- Click on “Review + Create”</text:p>
      <text:p text:style-name="P26">6. Once load balancer is created create backend Pool</text:p>
      <text:p text:style-name="P26">- Click on Backend Pools in the left-hand Panel</text:p>
      <text:p text:style-name="P26">- Give Backend Pool a name “DemoBackend”</text:p>
      <text:p text:style-name="P26">- Select the Virtual Network</text:p>
      <text:p text:style-name="P26">- Select Availability set and select both the VMs</text:p>
      <text:p text:style-name="P26"><text:soft-page-break/>- Click Add</text:p>
      <text:p text:style-name="P26">7. Add Health Probe</text:p>
      <text:p text:style-name="P26">- Click on Health Probe in the left-hand Panel and click Add</text:p>
      <text:p text:style-name="P26">- Give Health Probe a name “DemoHP”</text:p>
      <text:p text:style-name="P26">- Keep Everything as it and Click on Add</text:p>
      <text:p text:style-name="P26">8. Add Http rules</text:p>
      <text:p text:style-name="P26">- Click on Load Balancing Rule in the left-hand Panel and click Add</text:p>
      <text:p text:style-name="P26">- Select Front-end IP Address from the drop- Down</text:p>
      <text:p text:style-name="P26">- Keep Everything as it and Click on Add</text:p>
      <text:p text:style-name="P26">- Select Back-end Pool and Health Probe created earlier from the drop-down</text:p>
      <text:p text:style-name="P31"/>
      <text:p text:style-name="P32"># Recovery service vaults</text:p>
      <text:p text:style-name="P32"/>
      <text:p text:style-name="P32">1. Search for recovery and select Backup and Site Recovery</text:p>
      <text:p text:style-name="P26">2. Click on create</text:p>
      <text:p text:style-name="P26">3. Provide Resource Group, Vault Name, Region(same as storage account)</text:p>
      <text:p text:style-name="P26">4. Click on review + create and then click on create</text:p>
      <text:p text:style-name="P26">5. Go to newly create Recovery Vault</text:p>
      <text:p text:style-name="P26">6. In the left-hand panel click on Backup</text:p>
      <text:p text:style-name="P26">7. Select Azure and Azure FileShare, click on backup</text:p>
      <text:p text:style-name="P26">8. Select one of your storage account and click on OK</text:p>
      <text:p text:style-name="P26">9. Create new back policy and click on ok and click on Enable Backup</text:p>
      <text:p text:style-name="P26">10. To see Backup, Click on Backup items in the left-hand panel and Azure Storage</text:p>
      <text:p text:style-name="P26">11. Click on the storage account and here you can see File Recovery and Restore File options</text:p>
      <text:p text:style-name="P26">12. Click on File Recovery, chose the restore point and click on select</text:p>
      <text:p text:style-name="P26">13. Click on Add File, Select the file you want to restore</text:p>
      <text:p text:style-name="P26">14. Click on select and click on OK</text:p>
      <text:p text:style-name="P33"/>
      <text:p text:style-name="P34"># Create storage accounts</text:p>
      <text:p text:style-name="P34"/>
      <text:p text:style-name="P34">Create a storage account in the portal</text:p>
      <text:p text:style-name="P26">1. In the Azure portal, select All services. In the list of resources, type Storage Accounts. As you begin</text:p>
      <text:p text:style-name="P26">typing, the list filters based on your input. Select Storage Accounts.</text:p>
      <text:p text:style-name="P26">2. On the Storage Accounts window that appears, choose Add.</text:p>
      <text:p text:style-name="P26">3. Select the subscription in which to create the storage account.</text:p>
      <text:p text:style-name="P26">4. Under the Resource group field, select Create new. Enter a name for your new resource group.</text:p>
      <text:p text:style-name="P26">5. Enter a name for your storage account. The name you choose must be unique across Azure. The</text:p>
      <text:p text:style-name="P26"><text:soft-page-break/>name also must be between 3 and 24 characters in length, and can include numbers and lowercase</text:p>
      <text:p text:style-name="P26">letters only.</text:p>
      <text:p text:style-name="P26">6. Select a location for your storage account, or use the default location.</text:p>
      <text:p text:style-name="P26">7. Leave these fields set to their default values:</text:p>
      <text:p text:style-name="P26">- Deployment model: Resource Manager</text:p>
      <text:p text:style-name="P26">- Performance: Standard</text:p>
      <text:p text:style-name="P26">- Account kind: StorageV2 (general-purpose v2)</text:p>
      <text:p text:style-name="P26">- Replication: Locally redundant storage (LRS)</text:p>
      <text:p text:style-name="P26">- Access tier: Hot</text:p>
      <text:p text:style-name="P26">8. Select Review + Create to review your storage account settings and create the account.</text:p>
      <text:p text:style-name="P26">9. Select Create.</text:p>
      <text:p text:style-name="P39"/>
      <text:p text:style-name="P39"># create container and upload blobs</text:p>
      <text:p text:style-name="P39"/>
      <text:p text:style-name="P39">1. Navigate to a storage account in the Azure portal.</text:p>
      <text:p text:style-name="P26">2. In the left menu for the storage account, scroll to the Blob service section, then select Blobs.</text:p>
      <text:p text:style-name="P26">3. Select the + Container button.</text:p>
      <text:p text:style-name="P26">4. Type a Name for your new container. The container name must be lowercase, must start with a letter</text:p>
      <text:p text:style-name="P26">or number, and can include only letters, numbers, and the dash (-) character.</text:p>
      <text:p text:style-name="P26">5. Set the level of public access to the container. The default level is Private (no anonymous access).</text:p>
      <text:p text:style-name="P26">6. Select OK to create the container.</text:p>
      <text:p text:style-name="P26">7. Container is created successfully, as the container is new, it won't yet contain any blobs.</text:p>
      <text:p text:style-name="P26">8. Select the Upload button to upload a blob to the container.</text:p>
      <text:p text:style-name="P26">9. Expand the Advanced section.</text:p>
      <text:p text:style-name="P26">10. Notice the Authentication type, Blob type, Block size, and the ability to Upload to a folder.</text:p>
      <text:p text:style-name="P26">11. Browse your local file system to find a file to upload as a block blob, and select Upload.</text:p>
      <text:p text:style-name="P26">12. Upload as many blobs as you like in this way. You'll observe that the new blobs are now listed within the container.</text:p>
      <text:p text:style-name="P26">13. To download - Right-click the blob you want to download, and select Download.</text:p>
      <text:p text:style-name="P39"/>
      <text:p text:style-name="P40"># storage explorer</text:p>
      <text:p text:style-name="P40"/>
      <text:p text:style-name="P40">#Connect to an Azure subscription</text:p>
      <text:p text:style-name="P26"><text:soft-page-break/>1. In Storage Explorer, select Manage Accounts, second icon top left. This will take you to the Account</text:p>
      <text:p text:style-name="P26">Management Panel.</text:p>
      <text:p text:style-name="P26">2. The left pane now displays all the Azure accounts you've signed in to. To connect to another account,</text:p>
      <text:p text:style-name="P26">select Add an account.</text:p>
      <text:p text:style-name="P26">4. Once you have chosen your environment, click the Sign in… button.</text:p>
      <text:p text:style-name="P26">5. After you successfully sign in with an Azure account, the account and the Azure subscriptions associated with that account are added to the left pane.</text:p>
      <text:p text:style-name="P26">6. Select the Azure subscriptions that you want to work with, and then select Apply.</text:p>
      <text:p text:style-name="P26">7. The left pane displays the storage accounts associated with the selected Azure subscriptions.</text:p>
      <text:p text:style-name="P26">Note: This next section requires an Azure storage account.</text:p>
      <text:p text:style-name="P26"/>
      <text:p text:style-name="P26">#Attach an Azure storage account</text:p>
      <text:p text:style-name="P26">1. Access the Azure portal, and your storage account.</text:p>
      <text:p text:style-name="P26">2. Explore the choice for Storage Explorer.</text:p>
      <text:p text:style-name="P26">3. Select Access keys and read the information about using the keys.</text:p>
      <text:p text:style-name="P26">4. To connect in Storage Explorer, you will need the Storage account name and Key1 information.</text:p>
      <text:p text:style-name="P26">5. In Storage Explorer, Add an account.</text:p>
      <text:p text:style-name="P26">6. Paste your account name in the Account name text box, and paste your account key (the key1 value</text:p>
      <text:p text:style-name="P26">from the Azure portal) into the Account key text box, and then select Next.</text:p>
      <text:p text:style-name="P26">7. Verify your storage account is available in the navigation pane. You may need to refresh the page.</text:p>
      <text:p text:style-name="P26">8. Right-click your storage account and notice the choices including Open in portal, Copy primary key,</text:p>
      <text:p text:style-name="P26">and Add to Quick Access.</text:p>
      <text:p text:style-name="P40"/>
      <text:p text:style-name="P35"># shared access singnature</text:p>
      <text:p text:style-name="P35"/>
      <text:p text:style-name="P35">Create a SAS at the service level</text:p>
      <text:p text:style-name="P26">1. Sign into the Azure portal.</text:p>
      <text:p text:style-name="P26">2. Locate the storage account you want to work with and open it. Drill down to your blob container.</text:p>
      <text:p text:style-name="P26">3. Click the file you would like to provide access to.</text:p>
      <text:p text:style-name="P26">4. Select the Generate SAS tab.</text:p>
      <text:p text:style-name="P26">5. Configure the shared access signature using the following parameters:</text:p>
      <text:p text:style-name="P41">● <text:span text:style-name="T11">Permissions: Read</text:span></text:p>
      <text:p text:style-name="P41">● <text:span text:style-name="T11">Start and expiry date/time: Today's date to start, 1 year out for expiry</text:span></text:p>
      <text:p text:style-name="P41">● <text:span text:style-name="T11">Allowed protocols: HTTPS</text:span></text:p>
      <text:p text:style-name="P41"><text:soft-page-break/>● <text:span text:style-name="T11">Signing key: Key1</text:span></text:p>
      <text:p text:style-name="P26">6. Copy the Blob Server SAS URL and paste the URL into a browser.</text:p>
      <text:p text:style-name="P26">7. Verify the blob file displays.</text:p>
      <text:p text:style-name="P26">8. Review the different URL parameters that you learned about in the lesson.</text:p>
      <text:p text:style-name="P41"/>
      <text:p text:style-name="P26">Create a SAS at the account level</text:p>
      <text:p text:style-name="P26">1. Return to your storage account.</text:p>
      <text:p text:style-name="P26">2. Click Shared access signature.</text:p>
      <text:p text:style-name="P26">3. Notice you can configure a variety of services, resource types, and permissions.</text:p>
      <text:p text:style-name="P26">4. Click Generate SAS and connection string.</text:p>
      <text:p text:style-name="P26">5. Review the connection string, SAS token, and URL information that is provided</text:p>
      <text:p text:style-name="P35"/>
      <text:p text:style-name="P36"># securing storage end points</text:p>
      <text:p text:style-name="P36"/>
      <text:p text:style-name="P36">We will be using the Storage account create in previous task</text:p>
      <text:p text:style-name="P26">Create a subnet service endpoint</text:p>
      <text:p text:style-name="P26">1. Select your virtual network, and then select a subnet in the virtual network.</text:p>
      <text:p text:style-name="P26">2. Under Service Endpoints, view the Services drop-down and the different services that can be secured with an endpoint.</text:p>
      <text:p text:style-name="P26">3. Check the Microsoft.Storage option.</text:p>
      <text:p text:style-name="P26">4. Save your changes.</text:p>
      <text:p text:style-name="P26">Secure the storage to the service endpoint</text:p>
      <text:p text:style-name="P26">1. Return to your storage account.</text:p>
      <text:p text:style-name="P26">2. Select Firewalls and virtual networks.</text:p>
      <text:p text:style-name="P26">3. Change to Selected networks.</text:p>
      <text:p text:style-name="P26">4. Add existing virtual network, verify your subnet with the new service endpoint is listed.</text:p>
      <text:p text:style-name="P26">5. Save your changes.</text:p>
      <text:p text:style-name="P26">Test the storage endpoint</text:p>
      <text:p text:style-name="P26">1. Return to the Storage Explorer.</text:p>
      <text:p text:style-name="P26">2. Refresh the storage account.</text:p>
      <text:p text:style-name="P26">3. You should now have an access error</text:p>
      <text:p text:style-name="P36"/>
      <text:p text:style-name="P37"># create file share</text:p>
      <text:p text:style-name="P37"/>
      <text:p text:style-name="P37">1. Access your storage account, and click Files Shares in the left hand panel.</text:p>
      <text:p text:style-name="P26">2. Click + File share and give your new file share a Name and a Quota.</text:p>
      <text:p text:style-name="P26">3. Click on the file share created and click on Add directory</text:p>
      <text:p text:style-name="P26">4. Go to newly created directory and click on upload</text:p>
      <text:p text:style-name="P26">5. Upload a file from local system</text:p>
      <text:p text:style-name="P26">6. Go to fileshare created previously and click on connect</text:p>
      <text:p text:style-name="P26"><text:soft-page-break/>7. Copy the command and RDP into VM</text:p>
      <text:p text:style-name="P26">8. Open powershell as admin and run the copied command</text:p>
      <text:p text:style-name="P26">9. Go to PC and you should be able to see file share</text:p>
      <text:p text:style-name="P37"/>
      <text:p text:style-name="P38"># manage snapshot</text:p>
      <text:p text:style-name="P38"/>
      <text:p text:style-name="P38">1. Access your file share.</text:p>
      <text:p text:style-name="P26">2. Select Create Snapshot.</text:p>
      <text:p text:style-name="P26">3. Select View Snapshots and verify your snapshot was created.</text:p>
      <text:p text:style-name="P26">4. Click the snapshot and verify it includes your uploaded file.</text:p>
      <text:p text:style-name="P26">5. Click the file that is part of the snapshot and review the File properties.</text:p>
      <text:p text:style-name="P26">6. Notice the choices to Download and Restore the snapshot file.</text:p>
      <text:p text:style-name="P26">7. Access the file share and delete the file you previously uploaded.</text:p>
      <text:p text:style-name="P26">8. Restore the file from the snapshot</text:p>
      <text:p text:style-name="P38"/>
      <text:p text:style-name="P48"><text:span text:style-name="T10"/></text:p>
      <text:p text:style-name="P48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Inter" svg:font-family="Inter"/>
    <style:font-face style:name="Lohit Devanagari1" svg:font-family="'Lohit Devanagari'"/>
    <style:font-face style:name="Menlo" svg:font-family="Menl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730a5" officeooo:paragraph-rsid="000730a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zure Labs - DevOp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3:26:19.378591565</meta:creation-date>
    <dc:date>2022-05-10T13:47:47.296169716</dc:date>
    <meta:editing-duration>PT21M9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12" meta:paragraph-count="355" meta:word-count="3237" meta:character-count="18127" meta:non-whitespace-character-count="15231"/>
  </office:meta>
</office:document-meta>
</file>